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MR8" svg:font-family="CMR8, Cambria" style:font-family-generic="roman"/>
    <style:font-face style:name="CMTT8" svg:font-family="CMTT8, Cambria" style:font-family-generic="roman"/>
    <style:font-face style:name="Calibri2" svg:font-family="Calibri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CMR81" svg:font-family="CMR8, Cambria" style:font-family-generic="roman" style:font-pitch="variable"/>
    <style:font-face style:name="CMTT81" svg:font-family="CMTT8, Cambria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729fcf" draw:marker-start="Arrow" draw:marker-start-width="0.357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10.2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16.772cm" draw:shadow="hidden"/>
    </style:style>
    <style:style style:name="gr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6.095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35cm" svg:stroke-color="#000000" draw:marker-start="Arrow" draw:marker-start-width="0.357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 style:text-autospace="none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729fcf" style:font-name="Liberation Sans2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Liberation Sans2"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3465a4" style:font-name="Liberation Sans2" fo:font-size="14pt" style:font-size-asian="14pt" style:font-size-complex="14pt"/>
    </style:style>
    <style:style style:name="T1" style:family="text">
      <style:text-properties fo:color="#0084d1" style:font-name="Liberation Sans2" fo:font-size="14pt" fo:font-style="italic" style:font-size-asian="14pt" style:font-style-asian="italic" style:font-size-complex="14pt" style:font-style-complex="italic"/>
    </style:style>
    <style:style style:name="T2" style:family="text">
      <style:text-properties fo:color="#0084d1" style:font-name="Liberation Sans2" fo:font-size="14pt" style:font-size-asian="14pt" style:font-size-complex="14pt"/>
    </style:style>
    <style:style style:name="T3" style:family="text">
      <style:text-properties fo:color="#0084d1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Calibri" style:font-size-asian="10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84d1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CMTT8" style:font-size-asian="10pt" style:language-asian="en" style:country-asian="US" style:font-style-asian="normal" style:font-weight-asian="normal" style:font-name-complex="CMTT8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84d1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CMR8" style:font-size-asian="10pt" style:language-asian="en" style:country-asian="US" style:font-style-asian="normal" style:font-weight-asian="normal" style:font-name-complex="CMR8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Liberation Sans2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Courier New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ffff" fo:font-size="18pt" style:font-size-asian="18pt" style:font-size-complex="18pt"/>
    </style:style>
    <style:style style:name="T9" style:family="text">
      <style:text-properties fo:color="#ffffff" style:font-name="Liberation Sans2" fo:font-size="14pt" fo:font-style="italic" style:font-size-asian="14pt" style:font-style-asian="italic" style:font-size-complex="14pt" style:font-style-complex="italic"/>
    </style:style>
    <style:style style:name="T10" style:family="text">
      <style:text-properties fo:color="#ffffff" style:font-name="Liberation Sans2" fo:font-size="14pt" style:font-size-asian="14pt" style:font-size-complex="14pt"/>
    </style:style>
    <style:style style:name="T11" style:family="text">
      <style:text-properties fo:color="#ffffff" style:font-name="Courier New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516cm" svg:y1="14.072cm" svg:x2="10.516cm" svg:y2="12.267cm">
          <text:p/>
        </draw:line>
        <draw:frame draw:style-name="gr2" draw:text-style-name="P4" draw:layer="layout" svg:width="18.288cm" svg:height="10.515cm" svg:x="1.651cm" svg:y="1.753cm">
          <draw:text-box>
            <text:p text:style-name="P2"><text:span text:style-name="T1">Non-parameter Properties</text:span><text:span text:style-name="T2">: </text:span></text:p>
            <text:p text:style-name="P2"><text:span text:style-name="T2"/></text:p>
            <text:p text:style-name="P3"><text:span text:style-name="T3">ad9361_rf_phy, ad9361_init, en_state_machine_mode, rx_rf_gain, rx_rf_bandwidth, rx_sampling_freq, rx_lo_freq, rx_lo_int_ext, </text:span><text:span text:style-name="T4">rx_rssi</text:span><text:span text:style-name="T5">, </text:span><text:span text:style-name="T4">rx_gain_control_mode</text:span><text:span text:style-name="T5">, </text:span><text:span text:style-name="T4">rx_fir_config_write</text:span><text:span text:style-name="T5">, </text:span><text:span text:style-name="T4">rx_fir_config_read</text:span><text:span text:style-name="T5">, </text:span><text:span text:style-name="T4">rx_fir_en_dis</text:span><text:span text:style-name="T5">, </text:span><text:span text:style-name="T4">rx_rfdc_track_en_dis</text:span><text:span text:style-name="T5">, </text:span><text:span text:style-name="T4">rx_bbdc_track_en_dis</text:span><text:span text:style-name="T5">, </text:span><text:span text:style-name="T4">rx_quad_track_en_dis</text:span><text:span text:style-name="T5">, </text:span><text:span text:style-name="T4">rx_rf_port_input</text:span><text:span text:style-name="T5">, </text:span><text:span text:style-name="T4">rx_fastlock_store</text:span><text:span text:style-name="T5">, </text:span><text:span text:style-name="T4">rx_fastlock_recall</text:span><text:span text:style-name="T5">, </text:span><text:span text:style-name="T4">rx_fastlock_load</text:span><text:span text:style-name="T5">, </text:span><text:span text:style-name="T4">rx_fastlock_save</text:span><text:span text:style-name="T5">, </text:span><text:span text:style-name="T4">tx_attenuation</text:span><text:span text:style-name="T5">,</text:span><text:span text:style-name="T5"><text:line-break/></text:span><text:span text:style-name="T4">tx_rf_bandwidth</text:span><text:span text:style-name="T5">, </text:span><text:span text:style-name="T4">tx_sampling_freq</text:span><text:span text:style-name="T5">, </text:span><text:span text:style-name="T4">tx_lo_freq</text:span><text:span text:style-name="T5">, </text:span><text:span text:style-name="T4">tx_lo_int_ext</text:span><text:span text:style-name="T5">, </text:span><text:span text:style-name="T4">tx_fir_config_write</text:span><text:span text:style-name="T5">, </text:span><text:span text:style-name="T4">tx_fir_config_read</text:span><text:span text:style-name="T5">, </text:span><text:span text:style-name="T4">tx_fir_en_dis</text:span><text:span text:style-name="T5">, </text:span><text:span text:style-name="T4">tx_rssi</text:span><text:span text:style-name="T5">, </text:span><text:span text:style-name="T4">tx_rf_port_output</text:span><text:span text:style-name="T5">, </text:span><text:span text:style-name="T4">tx_auto_cal_en_dis</text:span><text:span text:style-name="T5">,</text:span><text:span text:style-name="T5"><text:line-break/></text:span><text:span text:style-name="T4">tx_fastlock_store</text:span><text:span text:style-name="T5">, </text:span><text:span text:style-name="T4">tx_fastlock_recall</text:span><text:span text:style-name="T5">, </text:span><text:span text:style-name="T4">tx_fastlock_load</text:span><text:span text:style-name="T5">, </text:span><text:span text:style-name="T4">tx_fastlock_save</text:span><text:span text:style-name="T5">,</text:span><text:span text:style-name="T5"><text:line-break/></text:span><text:span text:style-name="T4">trx_path_clks</text:span><text:span text:style-name="T5">, </text:span><text:span text:style-name="T4">no_ch_mode</text:span><text:span text:style-name="T5">, </text:span><text:span text:style-name="T4">trx_fir_en_dis</text:span><text:span text:style-name="T5">, </text:span><text:span text:style-name="T4">trx_rate_gov</text:span><text:span text:style-name="T5">, </text:span><text:span text:style-name="T4">do_calib</text:span><text:span text:style-name="T5">, </text:span><text:span text:style-name="T4">trx_load_enable_fir</text:span><text:span text:style-name="T5">,</text:span><text:span text:style-name="T5"><text:line-break/></text:span><text:span text:style-name="T4">do_dcxo_tune_coarse</text:span><text:span text:style-name="T5">, </text:span><text:span text:style-name="T4">do_dcxo_tune_fine</text:span><text:span text:style-name="T5">, temperature, bist_loopback, bist_prbs, bist_tone, THB3_Enable_and_Interp, THB2_Enable, THB1_Enable, RHB3_Enable_and_Decimation, RHB2_Enable, RHB1_Enable, DAC_Clk_div2, BBPLL_Divider, Fractional_BB_Frequency_Word, Integer_BB_Frequency_Word, BBPLL_Ref_Clock_Scaler, Tx_BBF_Tune_Divider, Tx_Secondary_Filter_Resistor, Tx_Secondary_Filter_Capacitor, Rx_BBF_Tune_Divide, bb_pll_is_locked, rx_pll_is_locked, rx_fastlock_delete, tx_pll_is_locked,</text:span></text:p>
            <text:p text:style-name="P3"><text:span text:style-name="T5">tx_fastlock_delete, rx_vco_divider, rx_vco_n_integer, rx_vco_n_fractional,</text:span></text:p>
            <text:p text:style-name="P3"><text:span text:style-name="T5">Rx_Ref_Divider, tx_vco_divider, tx_vco_n_integer, tx_vco_n_fractional, Tx_Ref_Divider, Tx_Channel_Swap, Rx_Channel_Swap, LVDS, single_port, swap_ports, half_duplex, data_rate_config, DATA_CLK_P_rate_Hz, BIST_Mask_Channel_2_Q_data, BIST_Mask_Channel_2_I_data, BIST_Mask_Channel_1_Q_data, BIST_Mask_Channel_1_I_data, digital_rx_block_delay_sec <text:s/></text:span></text:p>
          </draw:text-box>
        </draw:frame>
        <draw:frame draw:style-name="gr3" draw:text-style-name="P5" draw:layer="layout" svg:width="10.414cm" svg:height="1.651cm" svg:x="5.436cm" svg:y="24.232cm">
          <draw:text-box>
            <text:p text:style-name="P2"><text:span text:style-name="T6">Slave: </text:span></text:p>
            <text:p text:style-name="P2"><text:span text:style-name="T7">platform_ad9361_config.hdl</text:span></text:p>
          </draw:text-box>
        </draw:frame>
        <draw:custom-shape draw:style-name="gr4" draw:text-style-name="P2" draw:layer="layout" svg:width="17.272cm" svg:height="7.62cm" svg:x="2.159cm" svg:y="14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6.985cm" svg:height="1.143cm" svg:x="7.532cm" svg:y="20.395cm">
          <draw:text-box>
            <text:p text:style-name="P6"><text:span text:style-name="T8">AD9361 Config Proxy</text:span></text:p>
          </draw:text-box>
        </draw:frame>
        <draw:frame draw:style-name="gr6" draw:text-style-name="P8" draw:layer="layout" svg:width="16.764cm" svg:height="6.345cm" svg:x="2.642cm" svg:y="14.177cm">
          <draw:text-box>
            <text:p text:style-name="P2"><text:span text:style-name="T9">Parameter Properties</text:span><text:span text:style-name="T10">: </text:span></text:p>
            <text:p text:style-name="P2"><text:span text:style-name="T10"/></text:p>
            <text:p text:style-name="P2"><text:span text:style-name="T11">rx_nchannels, tx_nchannels, ENABLE, DISABLE, A_BALANCED, B_BALANCED, C_BALANCED, A_N, A_P, B_N, B_P, C_N, C_P, TX_MON1, TX_MON2, TX_MON1_2, TXA, TXB, ENSM_MODE_TX, ENSM_MODE_RX, ENSM_MODE_ALERT, ENSM_MODE_FDD, ENSM_MODE_WAIT, ENSM_MODE_SLEEP, ENSM_MODE_PINCTRL, ENSM_MODE_PINCTRL_FDD_INDEP, INT_LO, EXT_LO, RF_GAIN_MGC, RF_GAIN_FASTATTACK_AGC, RF_GAIN_SLOWATTACK_AGC, RF_GAIN_HYBRID_AGC, FIR_TX1, FIR_TX2, FIR_TX1_TX2, FIR_RX1, FIR_RX2, FIR_RX1_RX2, FIR_IS_RX,</text:span><text:span text:style-name="T10"> </text:span><text:span text:style-name="T11">RX_1, RX_2, TX_1, TX_2, BPLL_FREQ, ADC_FREQ, R2_FREQ, R1_FREQ, CLKRF_FREQ, RX_SAMPL_FREQ, NUM_RX_CLOCKS, IGNORE, DAC_FREQ, T2_FREQ, T1_FREQ, CLKTF_FREQ, TX_SAMPL_FREQ, NUM_TX_CLOCKS, BIST_DISABLE, BIST_INJ_TX, BIST_INJ_RX, MODE_1x1, MODE_2x2, HIGHEST_OSR, NOMINAL_OSR </text:span></text:p>
          </draw:text-box>
        </draw:frame>
        <draw:line draw:style-name="gr7" draw:text-style-name="P1" draw:layer="layout" svg:x1="10.643cm" svg:y1="24.232cm" svg:x2="10.643cm" svg:y2="21.91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MR8" svg:font-family="CMR8, Cambria" style:font-family-generic="roman"/>
    <style:font-face style:name="CMTT8" svg:font-family="CMTT8, Cambria" style:font-family-generic="roman"/>
    <style:font-face style:name="Calibri2" svg:font-family="Calibri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CMR81" svg:font-family="CMR8, Cambria" style:font-family-generic="roman" style:font-pitch="variable"/>
    <style:font-face style:name="CMTT81" svg:font-family="CMTT8, Cambria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2pt" fo:language="en" fo:country="US" style:font-name-asian="Calibri" style:font-family-asian="Calibri" style:font-family-generic-asian="swiss" style:font-pitch-asian="variable" style:font-size-asian="12pt" style:language-asian="en" style:country-asian="US" style:font-name-complex="Calibri" style:font-family-complex="Calibri" style:font-family-generic-complex="swiss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2-12-14T13:35:14.864640530</dc:date>
    <meta:editing-duration>PT13H45M36S</meta:editing-duration>
    <meta:editing-cycles>50</meta:editing-cycles>
    <meta:generator>LibreOffice/6.4.7.2$MacOSX_X86_64 LibreOffice_project/639b8ac485750d5696d7590a72ef1b496725cfb5</meta:generator>
    <dc:creator>Lisa Zahn</dc:creator>
    <meta:document-statistic meta:object-count="7"/>
  </office:meta>
</office:document-meta>
</file>